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9.347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cm" fo:margin-bottom="0.396cm" fo:text-indent="0cm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2pt" style:font-size-complex="12pt"/>
    </style:style>
    <style:style style:name="T2" style:family="text">
      <style:text-properties fo:font-size="22pt" style:font-size-asian="15pt" style:font-size-complex="15pt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26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font-size="22pt" style:font-size-asian="16pt" style:font-size-complex="16pt"/>
    </style:style>
    <style:style style:name="T9" style:family="text">
      <style:text-properties fo:font-size="24pt" style:font-size-asian="20pt" style:font-size-complex="20pt"/>
    </style:style>
    <style:style style:name="T10" style:family="text">
      <style:text-properties fo:font-size="127.800003051758pt" style:text-underline-style="none" fo:font-weight="normal" style:font-size-asian="96pt" style:font-weight-asian="normal" style:font-size-complex="96pt" style:font-weight-complex="normal"/>
    </style:style>
    <style:style style:name="T11" style:family="text">
      <style:text-properties fo:font-size="170.199996948242pt" style:text-underline-style="none" fo:font-weight="normal" style:font-size-asian="127.800003051758pt" style:font-weight-asian="normal" style:font-size-complex="127.800003051758pt" style:font-weight-complex="normal"/>
    </style:style>
    <style:style style:name="T12" style:family="text">
      <style:text-properties fo:font-size="116.199996948242pt" style:text-underline-style="none" fo:font-weight="normal" style:font-size-asian="88pt" style:font-weight-asian="normal" style:font-size-complex="88pt" style:font-weight-complex="normal"/>
    </style:style>
    <style:style style:name="T13" style:family="text">
      <style:text-properties fo:font-size="127.800003051758pt" style:font-size-asian="96pt" style:font-size-complex="96pt"/>
    </style:style>
    <style:style style:name="T14" style:family="text">
      <style:text-properties fo:font-size="116.199996948242pt" style:font-size-asian="96pt" style:font-size-complex="96pt"/>
    </style:style>
    <style:style style:name="T15" style:family="text">
      <style:text-properties fo:font-size="40pt" fo:font-style="normal" style:font-size-asian="32pt" style:font-style-asian="normal" style:font-size-complex="32pt" style:font-style-complex="normal"/>
    </style:style>
    <style:style style:name="T16" style:family="text">
      <style:text-properties fo:font-size="116.199996948242pt" fo:font-style="normal" style:font-size-asian="96pt" style:font-style-asian="normal" style:font-size-complex="96pt" style:font-style-complex="normal"/>
    </style:style>
    <style:style style:name="T17" style:family="text">
      <style:text-properties fo:font-size="22pt" fo:font-style="italic" style:font-size-asian="18pt" style:font-style-asian="italic" style:font-size-complex="18pt" style:font-style-complex="italic"/>
    </style:style>
    <style:style style:name="T18" style:family="text">
      <style:text-properties fo:font-size="40pt" style:font-size-asian="28pt" style:font-size-complex="28pt"/>
    </style:style>
    <style:style style:name="T19" style:family="text">
      <style:text-properties fo:font-size="28pt" style:font-size-asian="22pt" style:font-size-complex="22pt"/>
    </style:style>
    <style:style style:name="T20" style:family="text">
      <style:text-properties fo:font-size="32pt" style:font-size-asian="24pt" style:font-size-complex="24pt"/>
    </style:style>
    <style:style style:name="T21" style:family="text">
      <style:text-properties style:text-position="super 58%" fo:font-size="22pt" style:font-size-asian="18pt" style:font-size-complex="18pt"/>
    </style:style>
    <style:style style:name="T22" style:family="text">
      <style:text-properties fo:font-size="18pt" style:font-size-asian="15pt" style:font-size-complex="15pt"/>
    </style:style>
    <style:style style:name="T23" style:family="text">
      <style:text-properties fo:font-size="26pt" style:font-size-asian="22pt" style:font-size-complex="22pt"/>
    </style:style>
    <style:style style:name="T24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style:font-name="Liberation Serif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lower File System</text:p>
          </draw:text-box>
        </draw:frame>
        <draw:frame presentation:style-name="pr1" draw:layer="layout" svg:width="29.972cm" svg:height="9.347cm" svg:x="1.536cm" svg:y="14.49cm" presentation:class="subtitle" presentation:user-transformed="true">
          <draw:text-box>
            <text:p>Operating System Project</text:p>
            <text:p><text:span text:style-name="T1"/></text:p>
            <text:p><text:span text:style-name="T2">Rajat Yadav <text:s text:c="4"/>2018201077</text:span></text:p>
            <text:p><text:span text:style-name="T2">Vivek Patare <text:s text:c="2"/>2018201078</text:span></text:p>
            <text:p><text:span text:style-name="T2">Ankit Mishra <text:s text:c="2"/>2018201079</text:span></text:p>
            <text:p><text:span text:style-name="T2">Aditya Tewari <text:s/>2018201082</text:span></text:p>
            <text:p><text:span text:style-name="T1"/></text:p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File System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Controlls how data is stored and retrieved on various storage devices</text:span></text:p>
                <text:p/>
              </text:list-item>
              <text:list-item>
                <text:p><text:span text:style-name="T4">Provides logical interface to storage</text:span></text:p>
                <text:p><text:span text:style-name="T5"/></text:p>
              </text:list-item>
              <text:list-item>
                <text:p><text:span text:style-name="T4">It has policies and mechanisms to store files and their attributes on permanent storage devices.</text:span><text:span text:style-name="T5">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bjectiv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/>To understand how file systems work, specifically the implementation of directory hierarchy.</text:p>
                <text:p/>
              </text:list-item>
              <text:list-item>
                <text:p>To understand some of the performance related issues file systems deal with. 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uilding user level library ‘libFS’ which implements good portion of the file system to be used by application as an API</text:p>
                <text:p/>
              </text:list-item>
              <text:list-item>
                <text:p>The file system uses ‘LibDisk’ API, to perform actual disk operations</text:p>
                <text:p/>
              </text:list-item>
              <text:list-item>
                <text:p>Includes two generic file system calls and set of calls that deals with file and directory access</text:p>
                <text:p/>
              </text:list-item>
              <text:list-item>
                <text:p>OsError number set according to the exceptions( if occured 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reates a fake disk of 10000 sectors, where each sector is of size 512B, used in file system</text:p>
                <text:p/>
              </text:list-item>
              <text:list-item>
                <text:p>Data can be in single sector or spanned across multiple sectors.</text:p>
                <text:p/>
              </text:list-item>
              <text:list-item>
                <text:p>Disk is divided into following logical sections: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749cm" svg:y="5.334cm" presentation:class="outline" presentation:user-transformed="true">
          <draw:text-box>
            <text:list text:style-name="L2">
              <text:list-item>
                <text:p><text:span text:style-name="T6">Superblock :</text:span></text:p>
                <text:list>
                  <text:list-header>
                    <text:p><text:span text:style-name="T7">Contains magic number (pre selected).</text:span></text:p>
                  </text:list-header>
                </text:list>
              </text:list-item>
              <text:list-item>
                <text:p><text:span text:style-name="T6">Inode bitmap:</text:span></text:p>
                <text:list>
                  <text:list-header>
                    <text:p><text:span text:style-name="T7">Bitmap corresponding to inode entries to each file (if present or not) takes size of 1000 bits(max no of files)</text:span></text:p>
                  </text:list-header>
                </text:list>
              </text:list-item>
              <text:list-item>
                <text:p><text:span text:style-name="T6">Sector Bitmap:</text:span></text:p>
                <text:list>
                  <text:list-header>
                    <text:p><text:span text:style-name="T8">Bitmap corresponding to sector entries (check if their is data in sector or not) takes size of ceil(NUM_SECTORS / 8) (total sectors possible)</text:span></text:p>
                  </text:list-header>
                </text:list>
              </text:list-item>
              <text:list-item>
                <text:p><text:span text:style-name="T6">Inode Table:</text:span></text:p>
              </text:list-item>
            </text:list>
            <text:list text:style-name="L3">
              <text:list-item>
                <text:list>
                  <text:list-header>
                    <text:p><text:span text:style-name="T7">Stores inode entries of each file present. Takes size of max_files * sizeof(inode structure (discussed later)</text:span></text:p>
                  </text:list-header>
                </text:list>
              </text:list-item>
            </text:list>
            <text:list text:style-name="L2">
              <text:list-item>
                <text:p><text:span text:style-name="T3">Datablocks:</text:span></text:p>
                <text:list>
                  <text:list-header>
                    <text:p><text:span text:style-name="T9">Stores normal files and directory actual data in remaining sectors.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<text:span text:style-name="T10"><text:s/></text:span><text:span text:style-name="T11"><text:s/></text:span><text:span text:style-name="T11">Basic structures implemented are:</text:span></text:p>
              </text:list-item>
              <text:list-item>
                <text:p text:style-name="P3"><text:span text:style-name="T12"><text:s text:c="2"/></text:span><text:span text:style-name="T13">Inode_structure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"><text:span text:style-name="T14">Size -&gt; no of directory entries for directory</text:span></text:p>
                                <text:p text:style-name="P3"><text:span text:style-name="T14">Type -&gt; file/directory</text:span></text:p>
                                <text:p text:style-name="P3"><text:span text:style-name="T14">Data array -&gt; Indices to sector containing datablocks</text:span></text:p>
                              </text:list-header>
                            </text:list>
                          </text:list-item>
                        </text:list>
                        <text:p><text:span text:style-name="T15"/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6">typedef struct inode</text:span></text:p>
                                            <text:p><text:span text:style-name="T16">{</text:span></text:p>
                                            <text:list>
                                              <text:list-header>
                                                <text:p><text:span text:style-name="T16">int size;</text:span></text:p>
                                                <text:p><text:span text:style-name="T16">type int;</text:span></text:p>
                                                <text:p><text:span text:style-name="T16">int Data[MAX_SECTORS_PER _FILE];</text:span></text:p>
                                              </text:list-header>
                                            </text:list>
                                            <text:p><text:span text:style-name="T16">};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><text:span text:style-name="T17"/></text:p>
                      </text:list-item>
                    </text:list>
                    <text:p><text:span text:style-name="T18"/></text:p>
                    <text:list>
                      <text:list-header>
                        <text:p><text:span text:style-name="T18"/></text:p>
                      </text:list-header>
                    </text:list>
                  </text:list-item>
                </text:list>
                <text:p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mplementation Overview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 text:style-name="P4"><text:span text:style-name="T19">Directory Entry Structure:</text:span></text:p>
                <text:list>
                  <text:list-item>
                    <text:p><text:span text:style-name="T6">Filename</text:span></text:p>
                  </text:list-item>
                  <text:list-item>
                    <text:p><text:span text:style-name="T6">Inode number -&gt;Corresponding to fille name</text:span></text:p>
                    <text:p><text:span text:style-name="T20"/></text:p>
                    <text:p><text:span text:style-name="T6">typedef struct dirent</text:span></text:p>
                    <text:p><text:span text:style-name="T6">{</text:span></text:p>
                    <text:list>
                      <text:list-item>
                        <text:list>
                          <text:list-header>
                            <text:p><text:span text:style-name="T6">int inode;</text:span></text:p>
                            <text:p><text:span text:style-name="T6">char filename[MAX_FILE_NAME_SIZE ];</text:span></text:p>
                          </text:list-header>
                        </text:list>
                      </text:list-item>
                    </text:list>
                    <text:p><text:span text:style-name="T6">}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Open_file:</text:span></text:p>
                <text:list>
                  <text:list-item>
                    <text:p text:style-name="P4"><text:span text:style-name="T7">Inode number</text:span></text:p>
                  </text:list-item>
                  <text:list-item>
                    <text:p text:style-name="P4"><text:span text:style-name="T7">Size</text:span></text:p>
                  </text:list-item>
                  <text:list-item>
                    <text:p text:style-name="P4"><text:span text:style-name="T7">Position -&gt; current position of file pointer</text:span></text:p>
                  </text:list-item>
                  <text:list-item>
                    <text:p text:style-name="P4"><text:span text:style-name="T7">Array of open file above as open file table.</text:span></text:p>
                    <text:p text:style-name="P4"><text:span text:style-name="T7"/></text:p>
                    <text:p text:style-name="P4"><text:span text:style-name="T7">typedef struct open_file</text:span></text:p>
                    <text:p text:style-name="P4"><text:span text:style-name="T7">{</text:span></text:p>
                    <text:list>
                      <text:list-header>
                        <text:p><text:span text:style-name="T7">int inode;</text:span></text:p>
                        <text:p><text:span text:style-name="T7">int size;</text:span></text:p>
                        <text:p><text:span text:style-name="T7">int pos;</text:span></text:p>
                      </text:list-header>
                    </text:list>
                    <text:p text:style-name="P4"><text:span text:style-name="T7">} open_files[MAX_OPEN_FILES ];</text:span></text:p>
                    <text:p/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eneric API Call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FS_BOOT(file_system_name):</text:span></text:p>
                <text:list>
                  <text:list-item>
                    <text:p text:style-name="P4"><text:span text:style-name="T7">Boots file system if already present</text:span></text:p>
                  </text:list-item>
                  <text:list-item>
                    <text:p text:style-name="P4"><text:span text:style-name="T7">If not make new file system and initialize its bitmaps</text:span></text:p>
                  </text:list-item>
                  <text:list-item>
                    <text:p text:style-name="P4"><text:span text:style-name="T7">Superblock with magic number</text:span></text:p>
                  </text:list-item>
                  <text:list-item>
                    <text:p text:style-name="P4"><text:span text:style-name="T7">Inode bitmap with root entry set to 1 (1</text:span><text:span text:style-name="T21">st</text:span><text:span text:style-name="T7"> entry)</text:span></text:p>
                  </text:list-item>
                  <text:list-item>
                    <text:p text:style-name="P4"><text:span text:style-name="T7">Sector bitmap with sectors till bitmap sector set to 1.</text:span></text:p>
                  </text:list-item>
                  <text:list-item>
                    <text:p text:style-name="P4"><text:span text:style-name="T7">Set inode table entries to 0 except root</text:span></text:p>
                  </text:list-item>
                  <text:list-item>
                    <text:p text:style-name="P4"><text:span text:style-name="T7">Check magic number</text:span></text:p>
                  </text:list-item>
                  <text:list-item>
                    <text:p><text:span text:style-name="T7">Do disk_save.</text:span></text:p>
                    <text:p><text:span text:style-name="T7"/></text:p>
                  </text:list-item>
                </text:list>
              </text:list-item>
              <text:list-item>
                <text:p><text:span text:style-name="T6">FS_Sync:</text:span></text:p>
                <text:list>
                  <text:list-item>
                    <text:p text:style-name="P4"><text:span text:style-name="T7">Generic call to disk_save.</text:span></text:p>
                  </text:list-item>
                  <text:list-item>
                    <text:p><text:span text:style-name="T7">Used each time data is changed in file system.</text:span></text:p>
                    <text:p><text:span text:style-name="T2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ile Access API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le_create(filename):</text:p>
                <text:list>
                  <text:list-item>
                    <text:p>Both file and directory create uses same driver function create_file_or_directory() with change in ‘type’ passed for file it is 0</text:p>
                  </text:list-item>
                  <text:list-item>
                    <text:p>Gets parent inode number number, using follow_path() helper function, passing filepath as parameter</text:p>
                  </text:list-item>
                  <text:list-item>
                    <text:p>For new file inode number is returned form first_unused_bit() function</text:p>
                  </text:list-item>
                  <text:list-item>
                    <text:p>Locate inode table position to store created inode structure for it, and write it there</text:p>
                  </text:list-item>
                  <text:list-item>
                    <text:p>Then write it to disk using disk_write(), for persistence</text:p>
                  </text:list-item>
                  <text:list-item>
                    <text:p>Create new directory entry for added child in parent and add to it</text:p>
                  </text:list-item>
                  <text:list-item>
                    <text:p>At every point, check for possible error condition and set osErrorno acordingl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ile Access API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3">File_open(char *filename):</text:span></text:p>
                <text:list>
                  <text:list-header>
                    <text:p><text:span text:style-name="T23">Check if the filename( path ) is valid</text:span></text:p>
                  </text:list-header>
                  <text:list-item>
                    <text:p><text:span text:style-name="T23">Get the inode number of the file using follow_path(...) helper function</text:span></text:p>
                  </text:list-item>
                  <text:list-item>
                    <text:p><text:span text:style-name="T23">Retrieve the inode structure from the disk block</text:span></text:p>
                  </text:list-item>
                  <text:list-item>
                    <text:p><text:span text:style-name="T23">Get the file descriptor( if available ), and update the open file entry in the table</text:span></text:p>
                    <text:p><text:span text:style-name="T23"/></text:p>
                    <text:p/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le Access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ile_read( int fd, cahr *buffer, int size ) :</text:p>
                <text:list>
                  <text:list-header>
                    <text:p>Check if file descriptor is valid or not</text:p>
                  </text:list-header>
                  <text:list-item>
                    <text:p>If file descriptor is valid, then fetch the inode structure, using inode number from open file table</text:p>
                  </text:list-item>
                  <text:list-item>
                    <text:p>Traverse the data block pointed by the inode structure to read <text:s/>the data accordingly</text:p>
                  </text:list-item>
                  <text:list-item>
                    <text:p>Fill the data in buffer of ‘size’( passed in argument ), from the blocks read</text:p>
                  </text:list-item>
                  <text:list-item>
                    <text:p><text:span text:style-name="T24">Update the current file pointer, in open file table </text:span>and return Success if all operations were performed sucessfull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le Access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ile_write( int fd, char *buffer, int size ):</text:p>
                <text:list>
                  <text:list-item>
                    <text:p text:style-name="P4">Check if file descriptor is valid or not</text:p>
                  </text:list-item>
                  <text:list-item>
                    <text:p text:style-name="P4">If file descriptor is valid, then fetch the inode structure, using inode number from open file table</text:p>
                  </text:list-item>
                  <text:list-item>
                    <text:p text:style-name="P4">Check if the file has to be written from an already existing Data Block or a new block has to be allocated</text:p>
                  </text:list-item>
                  <text:list-item>
                    <text:p text:style-name="P4">Accordingly write the data on the disk space and update the size and data block entries in the inode structure</text:p>
                  </text:list-item>
                  <text:list-item>
                    <text:p>Update the current file pointer, in open file table and return Success if all operations were performed sucessfull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le Access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ile_seek( int fd, int offset ):</text:p>
                <text:list>
                  <text:list-header>
                    <text:p>Check if offset is not exeeding the file size</text:p>
                  </text:list-header>
                  <text:list-item>
                    <text:p>If not exeeding, then forward the file pointer to offset valu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le Access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ile_close( int fd ):</text:p>
                <text:list>
                  <text:list-item>
                    <text:p>Check if file descriptor is valid or not( 0 &lt; fd &lt; MAX_OPEN_FILES )</text:p>
                  </text:list-item>
                  <text:list-item>
                    <text:p>If valid, check if it belongs to any open file</text:p>
                  </text:list-item>
                  <text:list-item>
                    <text:p>If it belongs, then remove that entry from open file tabl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le Access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ile_unlink( char *file ):</text:p>
                <text:list>
                  <text:list-item>
                    <text:p>Check if file resides on given path</text:p>
                  </text:list-item>
                  <text:list-item>
                    <text:p>If resides then, fetch parent’s and child’s inode number, and fetch the inodes using inode numbers</text:p>
                  </text:list-item>
                  <text:list-item>
                    <text:p>Check if file is open, if it is open it can’t be unlinked</text:p>
                  </text:list-item>
                  <text:list-item>
                    <text:p>Release child inode, and remove its entery from pare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irectory Access API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4">Call create_file_or_directory(...) with change in ‘type’ passed for directory it is 1</text:p>
              </text:list-item>
              <text:list-item>
                <text:p text:style-name="P4">Get parent inode number number and name of directory to be created, using follow_path(...) helper function, passing filepath as parameter</text:p>
              </text:list-item>
              <text:list-item>
                <text:p text:style-name="P4">For new directory inode number is returned form first_unused_bit(...) function, by passing appropriate parameters</text:p>
              </text:list-item>
              <text:list-item>
                <text:p text:style-name="P4">Locate inode table position to store created inode structure for it, and write it there</text:p>
              </text:list-item>
              <text:list-item>
                <text:p text:style-name="P4">Then write it to disk using disk_write(), for persistence</text:p>
              </text:list-item>
              <text:list-item>
                <text:p text:style-name="P4">Create new directory entry for added child in parent and add to it</text:p>
              </text:list-item>
              <text:list-item>
                <text:p>At every point, check for possible error condition and set osErrorno acordingl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irectory Access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Dir_Read(char* path, void *buffer, int size)</text:p>
                <text:list>
                  <text:list-header>
                    <text:p>Check for path validity</text:p>
                  </text:list-header>
                  <text:list-item>
                    <text:p>If path is valid, fetch the inode number using the follow_path(...) helper function</text:p>
                  </text:list-item>
                  <text:list-item>
                    <text:p>Fetch the inode using inode number</text:p>
                  </text:list-item>
                  <text:list-item>
                    <text:p>Read the dirent entries written in sectors pointed by ‘Data’ values and write it into buffe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irectory Access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Dir_size( char *path ):</text:p>
                <text:list>
                  <text:list-header>
                    <text:p>Check if path is valid</text:p>
                  </text:list-header>
                  <text:list-item>
                    <text:p>If path is valid then, read the sectors pointed by ‘Data’ values</text:p>
                  </text:list-item>
                  <text:list-item>
                    <text:p>Count the dirent objects stored in these sectors</text:p>
                  </text:list-item>
                  <text:list-item>
                    <text:p>Return the total cou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irectory Access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Dir_unlink( char *path ):</text:p>
                <text:list>
                  <text:list-item>
                    <text:p>Check if path is valid</text:p>
                  </text:list-item>
                  <text:list-item>
                    <text:p text:style-name="P4">If valid then, fetch parent’s and child’s inode number, and fetch the inodes using inode numbers</text:p>
                  </text:list-item>
                  <text:list-item>
                    <text:p text:style-name="P4">Check if directory is empty or not, if not we can not unlink it</text:p>
                  </text:list-item>
                  <text:list-item>
                    <text:p>If empty, release child’s inode, and remove its entery from pare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2:03:58.965174150</meta:creation-date>
    <meta:editing-duration>PT1H43M19S</meta:editing-duration>
    <meta:editing-cycles>25</meta:editing-cycles>
    <meta:generator>LibreOffice/6.0.6.2$Linux_X86_64 LibreOffice_project/00m0$Build-2</meta:generator>
    <dc:title>Vivid</dc:title>
    <dc:date>2018-11-29T16:01:48.925344534</dc:date>
    <meta:document-statistic meta:object-count="124"/>
  </office:meta>
</office:document-meta>
</file>